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ARCIA CONDORI ABEL LUI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31587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42381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ARCIA CONDORI, ABEL LUI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31587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69605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631587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09/2021</text:p>
          </table:table-cell>
          <table:table-cell table:style-name="Tabla2.A3" office:value-type="string">
            <text:p text:style-name="P22">752366</text:p>
          </table:table-cell>
          <table:table-cell table:style-name="Tabla2.D3" office:value-type="string">
            <text:p text:style-name="P23">38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2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8:35:5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